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_5f_Header_20_M_20_page_20_impaire_20__28_D_29_">
      <style:text-properties fo:font-size="16pt" style:font-size-asian="16pt" style:font-size-complex="16pt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"/>
    <style:style style:name="P111" style:family="paragraph" style:parent-style-name="_5f_Paragraphe_5f_avec_5f_Num_5f_Question" style:list-style-name="_5f_Numérotation_20_des_20_exercices"/>
    <style:style style:name="P112" style:family="paragraph" style:parent-style-name="_5f_Paragraphe_5f_avec_5f_Num_5f_Question" style:list-style-name="_5f_Numérotation_20_des_20_exercices">
      <style:text-properties officeooo:paragraph-rsid="002213ec"/>
    </style:style>
    <style:style style:name="P113" style:family="paragraph" style:parent-style-name="_5f_Paragraphe_5f_avec_5f_Num_5f_Question" style:list-style-name="_5f_Numérotation_20_des_20_exercices">
      <style:paragraph-properties fo:break-before="page"/>
      <style:text-properties officeooo:paragraph-rsid="002213ec"/>
    </style:style>
    <style:style style:name="P114" style:family="paragraph" style:parent-style-name="_5f_Premier_5f_Titre_5f_Exercices_5f_avec_5f_Num_5f_Exo_5f_sans_5f_Titre" style:list-style-name="_5f_Numérotation_20_des_20_exercices" style:master-page-name="_31__5f_3_5f_SERIE_5f_M_5f_GAUCHE_5f_ET_5f_DROITE_5f_2COL">
      <style:paragraph-properties style:page-number="auto"/>
    </style:style>
    <style:style style:name="P115" style:family="paragraph" style:parent-style-name="_5f_Titre_5f_Exercices_5f_sans_5f_Titre" style:list-style-name="_5f_Numérotation_20_des_20_exercices"/>
    <style:style style:name="P116" style:family="paragraph" style:parent-style-name="_5f_Titre_5f_Exercices_5f_sans_5f_Titre" style:list-style-name="_5f_Numérotation_20_des_20_exercices">
      <style:paragraph-properties fo:break-before="column"/>
    </style:style>
    <style:style style:name="P11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text-align="cente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d7e12c"/>
    </style:style>
    <style:style style:name="P1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5" style:family="paragraph">
      <loext:graphic-properties draw:fill="solid" draw:fill-color="#7fb241"/>
    </style:style>
    <style:style style:name="P126" style:family="paragraph">
      <loext:graphic-properties draw:fill="solid" draw:fill-color="#1ca2b8"/>
    </style:style>
    <style:style style:name="P12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62e4e"/>
    </style:style>
    <style:style style:name="P1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margin-left="0cm" fo:margin-right="0cm" fo:margin-top="0cm" fo:margin-bottom="0cm" fo:line-height="100%" fo:text-indent="0cm" style:writing-mode="lr-tb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35" style:family="paragraph">
      <style:paragraph-properties fo:margin-left="0cm" fo:margin-right="0cm" fo:margin-top="0cm" fo:margin-bottom="0cm" fo:line-height="100%" fo:text-indent="0cm"/>
    </style:style>
    <style:style style:name="P13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7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/>
      <style:paragraph-properties fo:text-align="cente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0231aba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334a5be"/>
    </style:style>
    <style:style style:name="T15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1" style:family="text">
      <style:text-properties officeooo:rsid="0160d7ef"/>
    </style:style>
    <style:style style:name="T152" style:family="text">
      <style:text-properties officeooo:rsid="0072f07f"/>
    </style:style>
    <style:style style:name="T153" style:family="text">
      <style:text-properties officeooo:rsid="0268e0aa"/>
    </style:style>
    <style:style style:name="T154" style:family="text">
      <style:text-properties officeooo:rsid="026ec296"/>
    </style:style>
    <style:style style:name="T155" style:family="text">
      <style:text-properties officeooo:rsid="0272f9e5"/>
    </style:style>
    <style:style style:name="T156" style:family="text">
      <style:text-properties officeooo:rsid="02757f12"/>
    </style:style>
    <style:style style:name="T157" style:family="text">
      <style:text-properties officeooo:rsid="02735980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f8729d"/>
    </style:style>
    <style:style style:name="T162" style:family="text">
      <style:text-properties officeooo:rsid="010c4d3a"/>
    </style:style>
    <style:style style:name="T163" style:family="text">
      <style:text-properties fo:font-size="16pt" style:font-size-asian="16pt" style:font-size-complex="16pt"/>
    </style:style>
    <style:style style:name="T164" style:family="text">
      <style:text-properties officeooo:rsid="00b6801f"/>
    </style:style>
    <style:style style:name="T165" style:family="text">
      <style:text-properties officeooo:rsid="014407b5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019b92e"/>
    </style:style>
    <style:style style:name="T181" style:family="text">
      <style:text-properties fo:color="#000000" loext:opacity="100%" style:font-name="Bitstream Vera Sans" fo:font-size="10pt" fo:language="fr" fo:country="FR" officeooo:rsid="0019b92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officeooo:rsid="0020c511"/>
    </style:style>
    <style:style style:name="T184" style:family="text"/>
    <style:style style:name="T18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>
      <style:graphic-properties draw:stroke="solid" svg:stroke-width="0.03cm" svg:stroke-color="#000000" draw:marker-start="" draw:marker-start-width="0.39cm" draw:marker-start-center="false" draw:marker-end="Arrow_20_concave" draw:marker-end-width="0.22cm" draw:marker-end-center="false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000000" draw:marker-start="" draw:marker-start-width="0.39cm" draw:marker-start-center="false" draw:marker-end="" draw:marker-end-width="0.39cm" draw:marker-end-center="false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.071cm" svg:stroke-color="#acb20c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61cm" fo:padding-bottom="0.161cm" fo:padding-left="0.284cm" fo:padding-right="0.284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41cm" svg:stroke-color="#d3802c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2.835cm" fo:min-width="6.874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0.49cm" fo:min-width="3.697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2.053cm" fo:min-width="2.639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1.272cm" fo:min-width="1.577cm" fo:padding-top="0.146cm" fo:padding-bottom="0.146cm" fo:padding-left="0.27cm" fo:padding-right="0.27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25cm" fo:min-width="2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1.63cm" fo:min-width="3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svg:stroke-width="0.049cm" svg:stroke-color="#d3802c" draw:marker-start-width="0.42cm" draw:marker-end-width="0.42cm" draw:fill="none" draw:textarea-vertical-align="middle" draw:auto-grow-height="false" fo:min-height="2.411cm" fo:min-width="1.143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9" draw:name="Shape2_0" draw:style-name="gr17" draw:text-style-name="P124" svg:width="2.701cm" svg:height="0.715cm" draw:transform="rotate (0.0876155284501153) translate (1.24530555555556cm 1.27705555555556cm)">
        <draw:text-box>
          <text:p text:style-name="P118"><text:span text:style-name="T185">Série 3</text:span></text:p>
        </draw:text-box>
      </draw:frame>
      <draw:path text:anchor-type="page" text:anchor-page-number="1" draw:z-index="8" draw:name="Shape1_11" draw:style-name="gr18" draw:text-style-name="P125" svg:width="4.329cm" svg:height="2.24cm" svg:x="0cm" svg:y="0cm" svg:viewBox="0 0 4330 2241" svg:d="M0 2241l3984-288c209-15 363-168 345-342l-170-1611h-4159z">
        <text:p/>
      </draw:path>
      <text:section text:style-name="Sect1" text:name="Section1">
        <text:list xml:id="list1778373593" text:style-name="_5f_Numérotation_20_des_20_exercices">
          <text:list-item>
            <text:h text:style-name="P114" text:outline-level="1"><text:span text:style-name="_5f_Caractères">Une entreprise doit clôturer l’ensemble de la propriété ci-dessous. Détermine, à l’aide de ta règle graduée, une valeur approchée du <text:s/>périmètre de la figure, en centimètre. Puis utilise l’échelle pour calculer la longueur réelle de la clôture.</text:span></text:h>
          </text:list-item>
        </text:list>
        <text:h text:style-name="_5f_Paragraphe" text:outline-level="1"><draw:g text:anchor-type="paragraph" draw:z-index="2" draw:name="DrawObject1" draw:style-name="gr19"><draw:g draw:name="Shape23_0" draw:style-name="gr20"><draw:g draw:style-name="gr20"><draw:custom-shape draw:style-name="gr29" draw:text-style-name="P137" svg:width="7.414cm" svg:height="3.128cm" svg:x="1.095cm" svg:y="-0.111cm"><text:p/><draw:enhanced-geometry svg:viewBox="0 0 21600 21600" draw:type="rectangle" draw:enhanced-path="M 0 0 L 21600 0 21600 21600 0 21600 0 0 Z N"/></draw:custom-shape><draw:custom-shape draw:style-name="gr30" draw:text-style-name="P137" svg:width="4.238cm" svg:height="0.784cm" svg:x="1.107cm" svg:y="2.988cm"><text:p/><draw:enhanced-geometry svg:viewBox="0 0 21600 21600" draw:type="rectangle" draw:enhanced-path="M 0 0 L 21600 0 21600 21600 0 21600 0 0 Z N"/></draw:custom-shape><draw:custom-shape draw:style-name="gr31" draw:text-style-name="P137" svg:width="3.179cm" svg:height="2.347cm" svg:x="5.337cm" svg:y="2.981cm"><text:p/><draw:enhanced-geometry svg:viewBox="0 0 21600 21600" draw:type="rectangle" draw:enhanced-path="M 0 0 L 21600 0 21600 21600 0 21600 0 0 Z N"/></draw:custom-shape><draw:custom-shape draw:style-name="gr32" draw:text-style-name="P139" svg:width="2.117cm" svg:height="1.565cm" svg:x="5.879cm" svg:y="3.367cm"><text:p text:style-name="P138"><text:span text:style-name="T188">Piscine</text:span></text:p><draw:enhanced-geometry svg:viewBox="0 0 21600 21600" draw:type="rectangle" draw:enhanced-path="M 0 0 L 21600 0 21600 21600 0 21600 0 0 Z N"/></draw:custom-shape><draw:custom-shape draw:style-name="gr33" draw:text-style-name="P141" svg:width="2.701cm" svg:height="0.502cm" svg:x="2.042cm" svg:y="3.154cm"><text:p text:style-name="P140"><text:span text:style-name="T189">Verger</text:span></text:p><draw:enhanced-geometry svg:viewBox="0 0 21600 21600" draw:type="rectangle" draw:enhanced-path="M 0 0 L 21600 0 21600 21600 0 21600 0 0 Z N"/></draw:custom-shape></draw:g></draw:g><draw:custom-shape draw:name="Shape4_0" draw:style-name="gr34" draw:text-style-name="P143" svg:width="3.737cm" svg:height="1.881cm" svg:x="4.356cm" svg:y="0.662cm"><text:p text:style-name="P142"><text:span text:style-name="T190">Maison</text:span></text:p><draw:enhanced-geometry svg:viewBox="0 0 21600 21600" draw:type="rectangle" draw:enhanced-path="M 0 0 L 21600 0 21600 21600 0 21600 0 0 Z N"/></draw:custom-shap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Caractères">Échelle : 1 cm : 1 m.</text:span></text:h>
        <text:h text:style-name="_5f_Paragraphe_5f_Correction" text:outline-level="1"><text:span text:style-name="_5f_Caractères_5f_correction"><text:span text:style-name="T181">P</text:span></text:span><text:span text:style-name="_5f_Caractères_5f_correction"> = 7,4 + 5,4 + 3,2 + 1,5 + 4,2 + 3,9</text:span></text:h>
        <text:h text:style-name="_5f_Paragraphe_5f_Correction" text:outline-level="1"><text:span text:style-name="_5f_Caractères_5f_correction"><text:span text:style-name="T181">P</text:span></text:span><text:span text:style-name="_5f_Caractères_5f_correction"> = 25,6 cm </text:span><text:span text:style-name="_5f_Caractères_5f_correction"><text:span text:style-name="T180">s</text:span></text:span><text:span text:style-name="_5f_Caractères_5f_correction">oit 25,6 m en réalité</text:span></text:h>
        <text:list xml:id="list185205698031322" text:continue-numbering="true" text:style-name="_5f_Numérotation_20_des_20_exercices">
          <text:list-header>
            <text:h text:style-name="P115" text:outline-level="1"><text:span text:style-name="_5f_Caractères"/></text:h>
          </text:list-header>
          <text:list-item>
            <text:h text:style-name="P116" text:outline-level="1"><text:span text:style-name="_5f_Caractères">Voici quatre figures :</text:span></text:h>
          </text:list-item>
        </text:list>
        <text:section text:style-name="Sect2" text:name="Section2">
          <text:p text:style-name="P110"><draw:custom-shape text:anchor-type="paragraph" draw:z-index="1" draw:name="Shape7_0" draw:style-name="gr35" draw:text-style-name="P144" svg:width="3.148cm" svg:height="7.367cm" svg:x="5.392cm" svg:y="-0.10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g text:anchor-type="char" draw:z-index="3" draw:name="Shape24" draw:style-name="gr26"><draw:line draw:style-name="gr27" draw:text-style-name="P136" svg:x1="-0.105cm" svg:y1="2.76cm" svg:x2="2.359cm" svg:y2="0.284cm"><text:p/></draw:line><draw:line draw:style-name="gr27" draw:text-style-name="P136" svg:x1="-0.105cm" svg:y1="2.76cm" svg:x2="4.641cm" svg:y2="1.173cm"><text:p/></draw:line><draw:line draw:style-name="gr27" draw:text-style-name="P136" svg:x1="2.359cm" svg:y1="0.284cm" svg:x2="4.682cm" svg:y2="1.173cm"><text:p/></draw:line></draw:g><text:span text:style-name="_5f_Caractères"><text:span text:style-name="T182">Fig.1</text:span></text:span></text:p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p text:style-name="P110"><text:span text:style-name="_5f_Caractères"><text:span text:style-name="T182">Fig.2</text:span></text:span></text:p>
          <text:h text:style-name="_5f_Paragraphe" text:outline-level="1"/>
          <text:h text:style-name="_5f_Paragraphe" text:outline-level="1"><draw:g text:anchor-type="char" draw:z-index="6" draw:name="Shape25" draw:style-name="gr26"><draw:line draw:style-name="gr27" draw:text-style-name="P134" svg:x1="0cm" svg:y1="1.455cm" svg:x2="0cm" svg:y2="-0.044cm"><text:p/></draw:line><draw:line draw:style-name="gr27" draw:text-style-name="P134" svg:x1="0cm" svg:y1="-0.044cm" svg:x2="3cm" svg:y2="-0.044cm"><text:p/></draw:line><draw:line draw:style-name="gr27" draw:text-style-name="P134" svg:x1="0cm" svg:y1="1.456cm" svg:x2="2.501cm" svg:y2="0.75cm"><text:p/></draw:line><draw:line draw:style-name="gr27" draw:text-style-name="P134" svg:x1="2.499cm" svg:y1="0.755cm" svg:x2="3.861cm" svg:y2="2.221cm"><text:p/></draw:line><draw:line draw:style-name="gr27" draw:text-style-name="P134" svg:x1="3cm" svg:y1="-0.044cm" svg:x2="3.852cm" svg:y2="2.2cm"><text:p/></draw:line></draw:g><text:span text:style-name="_5f_Caractères"/></text:h>
          <text:h text:style-name="_5f_Paragraphe" text:outline-level="1"/>
          <text:list xml:id="list125093624" text:style-name="_5f_Numérotation_20_des_20_exercices">
            <text:list-item>
              <text:list>
                <text:list-header>
                  <text:p text:style-name="P111"/>
                </text:list-header>
              </text:list>
            </text:list-item>
          </text:list>
          <text:p text:style-name="P110"><text:span text:style-name="_5f_Caractères"><text:span text:style-name="T182">Fig.3</text:span></text:span></text:p>
          <text:h text:style-name="_5f_Paragraphe" text:outline-level="1"><draw:g text:anchor-type="char" draw:z-index="0" draw:name="Shape26" draw:style-name="gr26"><draw:line draw:style-name="gr27" draw:text-style-name="P136" svg:x1="0.221cm" svg:y1="1.746cm" svg:x2="2.366cm" svg:y2="2.742cm"><text:p/></draw:line><draw:line draw:style-name="gr27" draw:text-style-name="P136" svg:x1="2.374cm" svg:y1="2.732cm" svg:x2="3.733cm" svg:y2="0.647cm"><text:p/></draw:line><draw:line draw:style-name="gr27" draw:text-style-name="P136" svg:x1="0.118cm" svg:y1="-0.023cm" svg:x2="3.729cm" svg:y2="0.647cm"><text:p/></draw:line><draw:line draw:style-name="gr27" draw:text-style-name="P136" svg:x1="0.118cm" svg:y1="-0.023cm" svg:x2="0.195cm" svg:y2="1.743cm"><text:p/></draw:line></draw:g><text:span text:style-name="_5f_Caractères"/></text:h>
          <text:h text:style-name="_5f_Paragraphe" text:outline-level="1"/>
          <text:h text:style-name="_5f_Paragraphe" text:outline-level="1"><text:span text:style-name="_5f_Caractères"><text:span text:style-name="T182">Fig.4</text:span></text:span></text:h>
          <text:p text:style-name="P110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</text:section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85205548959050" text:continue-list="list185205698031322" text:style-name="_5f_Numérotation_20_des_20_exercices">
          <text:list-item>
            <text:list>
              <text:list-item>
                <text:p text:style-name="P111"><text:span text:style-name="_5f_Caractères">Détermine, à l’aide de ta règle graduée, une valeur approchée du périmètre de chaque figure</text:span></text:p>
              </text:list-item>
            </text:list>
          </text:list-item>
        </text:list>
        <text:h text:style-name="_5f_Paragraphe" text:outline-level="1"/>
        <text:h text:style-name="_5f_Paragraphe" text:outline-level="1"><text:span text:style-name="_5f_Caractères"><text:span text:style-name="T182">Fig.1 :</text:span></text:span></text:h>
        <text:h text:style-name="_5f_Paragraphe" text:outline-level="1"><text:span text:style-name="_5f_Caractères_5f_correction"><text:span text:style-name="T181">P</text:span></text:span><text:span text:style-name="_5f_Caractères_5f_correction"> = 3,4 + 2,4 + 5</text:span></text:h>
        <text:h text:style-name="_5f_Paragraphe" text:outline-level="1"><text:span text:style-name="_5f_Caractères_5f_correction"><text:span text:style-name="T181">P</text:span></text:span><text:span text:style-name="_5f_Caractères_5f_correction"> = 10,8 cm</text:span></text:h>
        <text:h text:style-name="_5f_Paragraphe" text:outline-level="1"><text:span text:style-name="_5f_Caractères"><text:span text:style-name="T182">Fig.2 :</text:span></text:span></text:h>
        <text:h text:style-name="_5f_Paragraphe" text:outline-level="1"><text:span text:style-name="_5f_Caractères_5f_correction"><text:span text:style-name="T180">P</text:span></text:span><text:span text:style-name="_5f_Caractères_5f_correction"> = 3 + 2,4 + 2 + 2,6 + 1,5</text:span></text:h>
        <text:h text:style-name="_5f_Paragraphe" text:outline-level="1"><text:span text:style-name="_5f_Caractères_5f_correction"><text:span text:style-name="T180">P</text:span></text:span><text:span text:style-name="_5f_Caractères_5f_correction"> = 11,5 cm</text:span></text:h>
        <text:h text:style-name="_5f_Paragraphe" text:outline-level="1"><text:span text:style-name="_5f_Caractères"><text:span text:style-name="T182">Fig.3 :</text:span></text:span></text:h>
        <text:h text:style-name="_5f_Paragraphe" text:outline-level="1"><text:span text:style-name="_5f_Caractères_5f_correction"><text:span text:style-name="T181">P</text:span></text:span><text:span text:style-name="_5f_Caractères_5f_correction"> = 3,6 + 2,5 + 2,4 + 1,7</text:span></text:h>
        <text:h text:style-name="_5f_Paragraphe" text:outline-level="1"><text:span text:style-name="_5f_Caractères_5f_correction"><text:span text:style-name="T181">P</text:span></text:span><text:span text:style-name="_5f_Caractères_5f_correction"> = 10,2 cm</text:span></text:h>
        <text:h text:style-name="_5f_Paragraphe" text:outline-level="1"><text:span text:style-name="_5f_Caractères"><text:span text:style-name="T182">Fig.4 :</text:span></text:span></text:h>
        <text:h text:style-name="_5f_Paragraphe_5f_Correction" text:outline-level="1"><text:span text:style-name="_5f_Caractères">p = 2,8+2,8+1,2+2+2,8+2+2+2,8+2+1,2</text:span></text:h>
        <text:h text:style-name="_5f_Paragraphe_5f_Correction" text:outline-level="1"><text:span text:style-name="_5f_Caractères">p = 21,6 cm</text:span></text:h>
        <text:list xml:id="list185204720373413" text:continue-numbering="true" text:style-name="_5f_Numérotation_20_des_20_exercices">
          <text:list-item>
            <text:list>
              <text:list-header>
                <text:p text:style-name="P112"><text:span text:style-name="_5f_Caractères"/></text:p>
              </text:list-header>
              <text:list-item>
                <text:p text:style-name="P113"><text:span text:style-name="_5f_Caractères">Avec les figures 1, 2, et 3 de l’exercice, en utilisant le compas, comparer le périmètre de ces trois figures (en reportant les longueurs de leurs côtés sur les demi-droites ci-dessous).</text:span></text:p>
              </text:list-item>
            </text:list>
          </text:list-item>
        </text:list>
        <text:section text:style-name="Sect1" text:name="Section5">
          <text:h text:style-name="_5f_Paragraphe" text:outline-level="1"><draw:g text:anchor-type="paragraph" draw:z-index="4" draw:name="Forme1" draw:style-name="gr19"><draw:g draw:name="Shape27" draw:style-name="gr20"><draw:line draw:name="Shape7_1" draw:style-name="gr21" draw:text-style-name="P129" svg:x1="0.951cm" svg:y1="0.316cm" svg:x2="1.009cm" svg:y2="15.731cm"><text:p/></draw:line><draw:line draw:name="Shape8_1" draw:style-name="gr22" draw:text-style-name="P129" svg:x1="0.695cm" svg:y1="0.305cm" svg:x2="1.173cm" svg:y2="0.305cm"><text:p/></draw:line><draw:frame draw:name="Shape9_1" draw:style-name="gr28" draw:text-style-name="P131" svg:width="0.346cm" svg:height="0.74cm" svg:x="1.247cm" svg:y="0.164cm"><draw:text-box><text:p text:style-name="P130"><text:span text:style-name="T186">0</text:span></text:p></draw:text-box></draw:frame></draw:g><draw:path draw:style-name="gr24" draw:text-style-name="P132" svg:width="0.92cm" svg:height="0.318cm" draw:transform="rotate (-0.290771853382256) translate (0.5349672232854cm 2.39257111043255cm)" svg:viewBox="0 0 921 319" svg:d="M0 319c596-1 921-319 921-319"><text:p/></draw:path><draw:path draw:style-name="gr24" draw:text-style-name="P132" svg:width="0.92cm" svg:height="0.318cm" draw:transform="rotate (-0.290248254606658) translate (0.494669094219841cm 5.86498510661799cm)" svg:viewBox="0 0 921 319" svg:d="M0 319c596-1 921-319 921-319"><text:p/></draw:path><draw:path draw:style-name="gr24" draw:text-style-name="P132" svg:width="1.065cm" svg:height="0.193cm" draw:transform="skewX (0.394793476801117) rotate (-0.145909525466727) translate (0.406480739573395cm 10.9683280781427cm)" svg:viewBox="0 0 1066 194" svg:d="M0 194c690 0 1066-194 1066-194"><text:p/></draw:path><draw:frame draw:style-name="gr25" draw:text-style-name="P133" svg:width="1.927cm" svg:height="0.983cm" svg:x="1.397cm" svg:y="10.848cm"><draw:text-box><text:p text:style-name="P135"><text:span text:style-name="T187">Fig 1</text:span></text:p></draw:text-box></draw:frame></draw:g><draw:g text:anchor-type="paragraph" draw:z-index="5" draw:name="Forme2" draw:style-name="gr19"><draw:g draw:name="Shape27_1" draw:style-name="gr20"><draw:line draw:name="Shape7_1" draw:style-name="gr21" draw:text-style-name="P129" svg:x1="4.253cm" svg:y1="0.344cm" svg:x2="4.311cm" svg:y2="15.759cm"><text:p/></draw:line><draw:line draw:name="Shape8_1" draw:style-name="gr22" draw:text-style-name="P129" svg:x1="3.998cm" svg:y1="0.333cm" svg:x2="4.476cm" svg:y2="0.333cm"><text:p/></draw:line><draw:frame draw:name="Shape9_1" draw:style-name="gr23" draw:text-style-name="P131" svg:width="0.346cm" svg:height="0.742cm" svg:x="4.549cm" svg:y="0.192cm"><draw:text-box><text:p text:style-name="P130"><text:span text:style-name="T186">0</text:span></text:p></draw:text-box></draw:frame></draw:g><draw:path draw:style-name="gr24" draw:text-style-name="P132" svg:width="0.925cm" svg:height="0.318cm" draw:transform="skewX (-0.0164060949687467) rotate (-0.290248254606658) translate (3.81037622639064cm 2.55890385029862cm)" svg:viewBox="0 0 926 319" svg:d="M0 319c596-1 926-319 926-319"><text:p/></draw:path><draw:path draw:style-name="gr24" draw:text-style-name="P132" svg:width="0.92cm" svg:height="0.316cm" draw:transform="rotate (-0.288502925354664) translate (3.79640068699505cm 5.55678401115474cm)" svg:viewBox="0 0 921 317" svg:d="M0 317c596 1 921-317 921-317"><text:p/></draw:path><draw:frame draw:style-name="gr25" draw:text-style-name="P133" svg:width="1.925cm" svg:height="0.983cm" svg:x="4.888cm" svg:y="11.416cm"><draw:text-box><text:p text:style-name="P130"><text:span text:style-name="T187">Fig 2</text:span></text:p></draw:text-box></draw:frame><draw:path draw:style-name="gr24" draw:text-style-name="P132" svg:width="0.92cm" svg:height="0.316cm" draw:transform="rotate (-0.288502925354664) translate (3.85840068699504cm 7.09978401115475cm)" svg:viewBox="0 0 921 317" svg:d="M0 317c596 1 921-317 921-317"><text:p/></draw:path><draw:path draw:style-name="gr24" draw:text-style-name="P132" svg:width="1.063cm" svg:height="0.193cm" draw:transform="skewX (0.408232512041473) rotate (-0.145909525466727) translate (3.87524673033175cm 9.70719213101826cm)" svg:viewBox="0 0 1064 194" svg:d="M0 194c690 0 1064-194 1064-194"><text:p/></draw:path><draw:path draw:style-name="gr24" draw:text-style-name="P132" svg:width="1.063cm" svg:height="0.193cm" draw:transform="skewX (0.408232512041474) rotate (-0.145909525466727) translate (3.77124673033178cm 11.7391921310182cm)" svg:viewBox="0 0 1064 194" svg:d="M0 194c690 0 1064-194 1064-194"><text:p/></draw:path></draw:g><draw:g text:anchor-type="paragraph" draw:z-index="7" draw:name="Forme3" draw:style-name="gr19"><draw:g draw:name="Shape27_1" draw:style-name="gr20"><draw:line draw:name="Shape7_1" draw:style-name="gr21" draw:text-style-name="P129" svg:x1="7.491cm" svg:y1="0.351cm" svg:x2="7.549cm" svg:y2="15.766cm"><text:p/></draw:line><draw:line draw:name="Shape8_1" draw:style-name="gr22" draw:text-style-name="P129" svg:x1="7.234cm" svg:y1="0.34cm" svg:x2="7.712cm" svg:y2="0.34cm"><text:p/></draw:line><draw:frame draw:name="Shape9_1" draw:style-name="gr23" draw:text-style-name="P131" svg:width="0.346cm" svg:height="0.742cm" svg:x="7.786cm" svg:y="0.199cm"><draw:text-box><text:p text:style-name="P130"><text:span text:style-name="T186">0</text:span></text:p></draw:text-box></draw:frame></draw:g><draw:path draw:style-name="gr24" draw:text-style-name="P132" svg:width="0.915cm" svg:height="0.318cm" draw:transform="skewX (0.0164060949687468) rotate (-0.290771853382256) translate (7.11658647025866cm 1.73554603961666cm)" svg:viewBox="0 0 916 319" svg:d="M0 319c596-1 916-319 916-319"><text:p/></draw:path><draw:path draw:style-name="gr24" draw:text-style-name="P132" svg:width="0.92cm" svg:height="0.316cm" draw:transform="rotate (-0.288502925354663) translate (7.16227568699504cm 4.12783956671031cm)" svg:viewBox="0 0 921 317" svg:d="M0 317c596 1 921-317 921-317"><text:p/></draw:path><draw:frame draw:style-name="gr25" draw:text-style-name="P133" svg:width="1.925cm" svg:height="0.983cm" svg:x="8.172cm" svg:y="10.022cm"><draw:text-box><text:p text:style-name="P130"><text:span text:style-name="T187">Fig 3</text:span></text:p></draw:text-box></draw:frame><draw:path draw:style-name="gr24" draw:text-style-name="P132" svg:width="0.92cm" svg:height="0.316cm" draw:transform="rotate (-0.288502925354664) translate (7.13327568699502cm 6.64883956671031cm)" svg:viewBox="0 0 921 317" svg:d="M0 317c596 1 921-317 921-317"><text:p/></draw:path><draw:path draw:style-name="gr24" draw:text-style-name="P132" svg:width="1.063cm" svg:height="0.193cm" draw:transform="skewX (0.408232512041474) rotate (-0.145909525466727) translate (7.08912173033177cm 10.5052476865737cm)" svg:viewBox="0 0 1064 194" svg:d="M0 194c690 0 1064-194 1064-194"><text:p/></draw:path></draw:g><text:span text:style-name="_5f_Caractères"/></text:h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_5f_Correction" text:outline-level="1">C’est donc la figure 2 qui a le périmètre le plus long <text:span text:style-name="T183">et la figure 3 qui a le périmètre le plus petit.</text:span></text:h>
          <text:h text:style-name="_5f_Paragraphe" text:outline-level="1"/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 style:parent-style-name="_5f_Header_20_M_20_page_20_impaire_20__28_D_29_">
      <style:text-properties fo:font-size="16pt" style:font-size-asian="16pt" style:font-size-complex="16pt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Footer">
      <style:text-properties officeooo:paragraph-rsid="008d016c"/>
    </style:style>
    <style:style style:name="MP58" style:family="paragraph" style:parent-style-name="Header">
      <style:paragraph-properties fo:margin-left="0cm" fo:margin-right="0cm" fo:text-indent="0cm" style:auto-text-indent="false"/>
    </style:style>
    <style:style style:name="MP5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0" style:family="paragraph" style:parent-style-name="_5f_Header_20_N_20_page_20_impaire_20__28_D_29_">
      <style:text-properties officeooo:rsid="027aa87d" officeooo:paragraph-rsid="027aa87d"/>
    </style:style>
    <style:style style:name="MP61" style:family="paragraph" style:parent-style-name="_5f_Header_20_N_20_page_20_impaire_20__28_D_29_">
      <style:text-properties officeooo:rsid="0277791e" officeooo:paragraph-rsid="0277791e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4" style:family="paragraph" style:parent-style-name="Footer">
      <style:text-properties officeooo:rsid="0242edd8" officeooo:paragraph-rsid="0242edd8"/>
    </style:style>
    <style:style style:name="MP65" style:family="paragraph" style:parent-style-name="Foot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9" style:family="paragraph" style:parent-style-name="Footer">
      <style:text-properties officeooo:paragraph-rsid="00a59a60"/>
    </style:style>
    <style:style style:name="MP70" style:family="paragraph" style:parent-style-name="Footer">
      <style:text-properties officeooo:paragraph-rsid="004274bc"/>
    </style:style>
    <style:style style:name="MP71" style:family="paragraph" style:parent-style-name="Header">
      <style:paragraph-properties fo:text-align="center" style:justify-single-word="false"/>
      <style:text-properties officeooo:paragraph-rsid="00c10aa6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0231aba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6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7" style:family="text">
      <style:text-properties officeooo:rsid="014407b5"/>
    </style:style>
    <style:style style:name="MT78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2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3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7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3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8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0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2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3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5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6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5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6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8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20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21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9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2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4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7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00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1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91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3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5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7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7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8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8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7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6" draw:name="Shape3_12" draw:style-name="Mgr5" draw:text-style-name="MP1" svg:x1="10.308cm" svg:y1="0.388cm" svg:x2="20.496cm" svg:y2="0.36cm"><text:p/></draw:line><draw:path text:anchor-type="paragraph" draw:z-index="267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9" draw:name="Shape3_27" draw:style-name="Mgr5" draw:text-style-name="MP1" svg:x1="10.308cm" svg:y1="0.388cm" svg:x2="20.496cm" svg:y2="0.36cm"><text:p/></draw:line><draw:path text:anchor-type="paragraph" draw:z-index="27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2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7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2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50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51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4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6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7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1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2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MP47"><draw:line text:anchor-type="paragraph" draw:z-index="219" draw:name="Shape3_3" draw:style-name="Mgr9" draw:text-style-name="MP1" svg:x1="12.104cm" svg:y1="0.392cm" svg:x2="20.497cm" svg:y2="0.36cm"><text:p/></draw:line><text:span text:style-name="MT71">P</text:span>érimètre : Coder et calculer</text:p>
      </style:header>
      <style:header-left>
        <text:p text:style-name="_5f_Header_20_M_20_page_20_impaire_20__28_D_29_"><draw:line text:anchor-type="paragraph" draw:z-index="220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4">Périmètre : </text:span><text:span text:style-name="MT75">coder et calculer</text:span></text:h></draw:text-box></draw:frame><draw:g text:anchor-type="paragraph" draw:z-index="353" draw:name="Shape4_15" draw:style-name="Mgr2"><draw:path draw:style-name="Mgr10" draw:text-style-name="MP49" svg:width="0.855cm" svg:height="1.172cm" svg:x="-0.307cm" svg:y="-0.175cm" svg:viewBox="0 0 856 1173" svg:d="M856 1173h-856v-991c0-100 79-182 175-182h505c97 0 176 82 176 182z"><text:p/></draw:path></draw:g></text:h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6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7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14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15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7">P</text:span>roportionnalité </text:p>
      </style:header>
      <style:header-left>
        <text:p text:style-name="_5f_Header_20_D_20_page_20_paire_20__28_G_29_"><text:span text:style-name="MT76"><text:tab/>Proportionnalité et pourcentage</text:span><text:span text:style-name="MT59"> </text:span>: <text:span text:style-name="MT7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212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3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10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11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>
      <style:header-left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8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Proportionnalité et pourcentage : </text:span><text:span text:style-name="MT80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81">Proportionnalité et pourcentages : </text:span><text:span text:style-name="MT80">pourcentages</text:span></text:p></draw:text-box></draw:frame><draw:g text:anchor-type="paragraph" draw:z-index="209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5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6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2" draw:name="Shape4_94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3" draw:name="Shape4_9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4" draw:name="Shape4_96" draw:style-name="Mgr2"><draw:path draw:style-name="Mgr10" draw:text-style-name="MP4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5" draw:name="Shape3_1" draw:style-name="Mgr9" draw:text-style-name="MP1" svg:x1="12.45cm" svg:y1="0.362cm" svg:x2="20.497cm" svg:y2="0.36cm"><text:p/></draw:line><text:span text:style-name="MT72">Périmètre</text:span> : <text:span text:style-name="MT82">Mesurer, reporter</text:span></text:p>
      </style:header>
      <style:header-left>
        <text:p text:style-name="_5f_Header_20_M_20_page_20_impaire_20__28_D_29_"><draw:line text:anchor-type="paragraph" draw:z-index="198" draw:name="Shape3_20" draw:style-name="Mgr9" draw:text-style-name="MP1" svg:x1="12.45cm" svg:y1="0.362cm" svg:x2="20.497cm" svg:y2="0.36cm"><text:p/></draw:line><text:span text:style-name="MT72">Périmètre</text:span> : <text:span text:style-name="MT82">Mesurer, reporter</text:span></text:p>
      </style:header-left>
      <style:footer>
        <text:p text:style-name="MP2"><draw:frame draw:style-name="Mfr1" draw:name="Frame1591" text:anchor-type="paragraph" svg:y="-0.06cm" draw:z-index="11"><draw:text-box fo:min-height="0.499cm" fo:min-width="7.096cm"><draw:frame draw:style-name="Mfr2" draw:name="Frame1601" text:anchor-type="frame" svg:x="0.45cm" svg:y="0.079cm" svg:width="0.817cm" draw:z-index="13"><draw:text-box fo:min-height="0.355cm"><text:p text:style-name="MP3"><draw:g text:anchor-type="paragraph" draw:z-index="197" draw:name="Shape4_116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57"><text:span text:style-name="MT74">Périmètre : </text:span><text:span text:style-name="MT83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2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9" draw:name="Shape3_16" draw:style-name="Mgr9" draw:text-style-name="MP1" svg:x1="12.726cm" svg:y1="0.399cm" svg:x2="20.496cm" svg:y2="0.36cm"><text:p/></draw:line><text:span text:style-name="MT72">Périmètre</text:span> : <text:span text:style-name="MT84">Périmètres et unités</text:span></text:p>
      </style:header>
      <style:header-left>
        <text:p text:style-name="MP58"><draw:line text:anchor-type="paragraph" draw:z-index="191" draw:name="Shape3_17" draw:style-name="Mgr9" draw:text-style-name="MP1" svg:x1="16.083cm" svg:y1="0.383cm" svg:x2="20.496cm" svg:y2="0.36cm"><text:p/></draw:line><text:span text:style-name="MT72">Périmètre</text:span> : <text:span text:style-name="MT84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0" draw:name="Shape4_107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4">Périmètre <text:s/>: </text:span><text:span text:style-name="MT85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6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4" draw:name="Shape4_10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74">Périmètre : </text:span><text:span text:style-name="MT86">Problèmes</text:span></text:p></draw:text-box></draw:frame></text:p>
      </style:footer>
      <style:footer-left>
        <text:p text:style-name="MP59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4">Périmètre : </text:span><text:span text:style-name="MT86">Problèmes</text:span></text:p></draw:text-box></draw:frame><draw:g text:anchor-type="paragraph" draw:z-index="185" draw:name="Shape4_122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6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88">Volume</text:span><text:span text:style-name="MT4"> </text:span></text:p></draw:text-box></draw:frame><draw:g text:anchor-type="paragraph" draw:z-index="183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1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Conversions d’unités : longueurs</text:p></draw:text-box></draw:frame><draw:g text:anchor-type="paragraph" draw:z-index="180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1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82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9">Conversions d’unités : longueurs</text:span></text:p>
      </style:header>
      <style:header-left>
        <text:p text:style-name="_5f_Header_20_N_20_page_20_impaire_20__28_D_29_"><text:s/><text:span text:style-name="MT89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longueurs</text:span><text:span text:style-name="MT4"> </text:span></text:p></draw:text-box></draw:frame><draw:g text:anchor-type="paragraph" draw:z-index="177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90">masses</text:span></text:p>
      </style:header>
      <style:header-left>
        <text:p text:style-name="_5f_Header_20_N_20_page_20_impaire_20__28_D_29_"><text:s/><text:span text:style-name="MT89">Conversions d’unités : </text:span><text:span text:style-name="MT90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1">masses</text:span><text:span text:style-name="MT4"> </text:span></text:p></draw:text-box></draw:frame><draw:g text:anchor-type="paragraph" draw:z-index="174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>
      <style:header-left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-left>
      <style:footer>
        <text:p text:style-name="MP6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2">Masses</text:span><text:span text:style-name="MT4"> </text:span></text:p></draw:text-box></draw:frame><draw:g text:anchor-type="paragraph" draw:z-index="171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2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3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Conversions d’unités : </text:span><text:span text:style-name="MT94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9">Conversions d’unités : </text:span><text:span text:style-name="MT95">Capacités</text:span></text:p>
      </style:header>
      <style:header-left>
        <text:p text:style-name="Header"><text:s/><text:span text:style-name="MT89">Conversions d’unités : </text:span><text:span text:style-name="MT95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6">capacités</text:span><text:span text:style-name="MT4"> </text:span></text:p></draw:text-box></draw:frame><draw:g text:anchor-type="paragraph" draw:z-index="168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5">Capacités</text:span></text:p>
      </style:header>
      <style:header-left>
        <text:p text:style-name="_5f_Header_20_N_20_page_20_impaire_20__28_D_29_"><text:span text:style-name="MT97">Conversions d’unités : </text:span><text:span text:style-name="MT9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8">Capacités</text:span><text:span text:style-name="MT4"> </text:span></text:p></draw:text-box></draw:frame><draw:g text:anchor-type="paragraph" draw:z-index="167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9">Conversions d’unités : </text:span><text:span text:style-name="MT99">Temps et d</text:span><text:span text:style-name="MT100">urées</text:span></text:p>
      </style:header>
      <style:header-left>
        <text:p text:style-name="Header"><text:s/><text:span text:style-name="MT89">Conversions d’unités : </text:span><text:span text:style-name="MT99">Temps et d</text:span><text:span text:style-name="MT100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4"> </text:span></text:p></draw:text-box></draw:frame><draw:g text:anchor-type="paragraph" draw:z-index="164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>
      <style:header-left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4"> </text:span></text:p></draw:text-box></draw:frame><draw:g text:anchor-type="paragraph" draw:z-index="162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3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Conversions d’unités : </text:span><text:span text:style-name="MT101">temps et </text:span><text:span text:style-name="MT102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03">Temps et durées</text:span></text:p>
      </style:header>
      <style:header-left>
        <text:p text:style-name="_5f_Header_20_N_20_page_20_impaire_20__28_D_29_"><text:s/><text:span text:style-name="MT89">Conversions d’unités : </text:span><text:span text:style-name="MT103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4">Temps et </text:span><text:span text:style-name="MT105">Durée</text:span><text:span text:style-name="MT4"> </text:span></text:p></draw:text-box></draw:frame><draw:g text:anchor-type="paragraph" draw:z-index="159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106">Vitesse</text:span></text:p>
      </style:header>
      <style:header-left>
        <text:p text:style-name="_5f_Header_20_N_20_page_20_impaire_20__28_D_29_"><text:span text:style-name="MT97">Conversions d’unités : </text:span><text:span text:style-name="MT10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7">vitesse</text:span><text:span text:style-name="MT4"> </text:span></text:p></draw:text-box></draw:frame><draw:g text:anchor-type="paragraph" draw:z-index="157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8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Conversions d’unités : </text:span><text:span text:style-name="MT107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9">Conversions d’unités : </text:span><text:span text:style-name="MT108">Aires</text:span></text:p>
      </style:header>
      <style:header-left>
        <text:p text:style-name="Header"><text:s/><text:span text:style-name="MT89">Conversions d’unités : </text:span><text:span text:style-name="MT108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9">aires</text:span></text:p></draw:text-box></draw:frame><draw:g text:anchor-type="paragraph" draw:z-index="154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7">Conversions d’unités : </text:span><text:span text:style-name="MT108">Aires</text:span></text:p>
      </style:header>
      <style:header-left>
        <text:p text:style-name="_5f_Header_20_N_20_page_20_paire_20__28_G_29_"><text:span text:style-name="MT97">Conversions d’unités : </text:span><text:span text:style-name="MT108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7">Conversions d’unités : </text:span><text:span text:style-name="MT109">Aires</text:span></text:h></draw:text-box></draw:frame><draw:g text:anchor-type="paragraph" draw:z-index="153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10">Problèmes</text:span></text:p>
      </style:header>
      <style:header-left>
        <text:p text:style-name="_5f_Header_20_N_20_page_20_paire_20__28_G_29_"><text:s/><text:span text:style-name="MT89">Conversions d’unités : </text:span><text:span text:style-name="MT110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51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2">Conversions d’unités </text:span><text:span text:style-name="MT4">: </text:span><text:span text:style-name="MT112">problèmes</text:span></text:p></draw:text-box></draw:frame><draw:g text:anchor-type="paragraph" draw:z-index="152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6"><text:span text:style-name="MT97">Conversions d’unités : </text:span><text:span text:style-name="MT110">Problèmes</text:span></text:p>
      </style:header>
      <style:header-left>
        <text:p text:style-name="MP66"><text:span text:style-name="MT97">Conversions d’unités : </text:span><text:span text:style-name="MT110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49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3">Conversions d’unités : </text:span><text:span text:style-name="MT111">problèmes</text:span></text:p></draw:text-box></draw:frame><draw:g text:anchor-type="paragraph" draw:z-index="150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6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7"><text:span text:style-name="MT113"><text:s text:c="15"/>A</text:span>ires : Aire et unité</text:p>
      </style:header>
      <style:header-left>
        <text:p text:style-name="MP67"><text:span text:style-name="MT113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5" draw:name="Shape4_157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4">partie 1</text:span> : <text:span text:style-name="MT115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43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4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, </text:span><text:span text:style-name="MT117">partie 1</text:span><text:span text:style-name="MT48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1"><text:span text:style-name="MT119">Géométrie plane</text:span><text:span text:style-name="MT120"> : </text:span><text:span text:style-name="MT121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41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42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4">partie 1</text:span> : <text:span text:style-name="MT123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39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, </text:span><text:span text:style-name="MT117">partie 1</text:span><text:span text:style-name="MT48"> : </text:span><text:span text:style-name="MT124">coder</text:span></text:p></draw:text-box></draw:frame><draw:g text:anchor-type="paragraph" draw:z-index="140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1"><text:span text:style-name="MT119">Géométrie plane</text:span><text:span text:style-name="MT120"> : </text:span><text:span text:style-name="MT121">Vocabulaire</text:span></text:p>
      </style:header>
      <style:header-left>
        <text:p text:style-name="MP71"><text:span text:style-name="MT119">Géométrie plane</text:span><text:span text:style-name="MT120"> : </text:span><text:span text:style-name="MT121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37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38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5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6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33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34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6">Milieu, alignement, </text:span><text:span text:style-name="MT12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1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2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29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30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2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7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3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8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25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26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3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4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7">déplacer</text:span></text:p></draw:text-box></draw:frame><draw:g text:anchor-type="paragraph" draw:z-index="121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4">Repères du plan : se </text:span><text:span text:style-name="MT137">déplacer</text:span></text:p></draw:text-box></draw:frame><draw:g text:anchor-type="paragraph" draw:z-index="122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9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0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Repères du plan : Se repérer</text:p></draw:text-box></draw:frame><draw:g text:anchor-type="paragraph" draw:z-index="117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Repères du plan : se repérer</text:p></draw:text-box></draw:frame><draw:g text:anchor-type="paragraph" draw:z-index="118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6" draw:name="Shape4_17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109" draw:name="Shape7_8" draw:style-name="Mgr9" draw:text-style-name="MP1" svg:x1="9.042cm" svg:y1="0.36cm" svg:x2="20.461cm" svg:y2="0.36cm"><text:p/></draw:line><draw:path text:anchor-type="paragraph" draw:z-index="110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11" draw:name="Shape6_2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T<text:span text:style-name="MT140">itre de la série</text:span></text:p>
      </style:header>
      <style:header-left>
        <text:p text:style-name="MP81"><draw:line text:anchor-type="paragraph" draw:z-index="113" draw:name="Shape7_9" draw:style-name="Mgr9" draw:text-style-name="MP1" svg:x1="9.042cm" svg:y1="0.36cm" svg:x2="20.461cm" svg:y2="0.36cm"><text:p/></draw:line><draw:path text:anchor-type="paragraph" draw:z-index="114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15" draw:name="Shape6_5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T<text:span text:style-name="MT140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2" draw:name="Shape8_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3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8" draw:name="Shape4_178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5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2"><text:s text:c="15"/>A</text:span><text:span text:style-name="MT142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4" draw:name="Shape4_16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1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2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3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7" draw:name="Shape4_173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90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91" draw:name="Shape6_3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<draw:line text:anchor-type="paragraph" draw:z-index="92" draw:name="Shape7_6" draw:style-name="Mgr9" draw:text-style-name="MP1" svg:x1="9.042cm" svg:y1="0.36cm" svg:x2="20.461cm" svg:y2="0.36cm"><text:p/></draw:line>T<text:span text:style-name="MT140">itre de la série</text:span></text:p>
      </style:header>
      <style:header-left>
        <text:p text:style-name="MP81"><draw:path text:anchor-type="paragraph" draw:z-index="94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95" draw:name="Shape6_4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<draw:line text:anchor-type="paragraph" draw:z-index="96" draw:name="Shape7_3" draw:style-name="Mgr9" draw:text-style-name="MP1" svg:x1="9.042cm" svg:y1="0.36cm" svg:x2="20.461cm" svg:y2="0.36cm"><text:p/></draw:line>T<text:span text:style-name="MT140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3" draw:name="Shape8_4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1778373593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38">Volumes : </text:span><text:span text:style-name="MT145">Calculs et conversions</text:span> </text:p></draw:text-box></draw:frame><draw:g text:anchor-type="paragraph" draw:z-index="88" draw:name="Shape4_174" draw:style-name="Mgr2"><draw:path draw:style-name="Mgr10" draw:text-style-name="MP4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5205647256070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38">Volumes : </text:span><text:span text:style-name="MT145">Calculs et conversions</text:span> </text:p></draw:text-box></draw:frame><draw:g text:anchor-type="paragraph" draw:z-index="89" draw:name="Shape4_175" draw:style-name="Mgr2"><draw:path draw:style-name="Mgr10" draw:text-style-name="MP4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8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8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4">Géométrie plane</text:span> : <text:span text:style-name="MT146">D</text:span><text:span text:style-name="MT44">roites, </text:span><text:span text:style-name="MT147">demi-droites </text:span><text:span text:style-name="MT148">&amp; </text:span><text:span text:style-name="MT147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6">Géométrie plane : </text:span><text:span text:style-name="MT48">droites, </text:span><text:span text:style-name="MT149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3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3" draw:name="Shape4_16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50">Aires</text:span><text:span text:style-name="MT74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3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6" draw:name="Shape4_218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2">Constructions géométriques : </text:span><text:span text:style-name="MT153">Reproduire</text:span></text:p>
      </style:header>
      <style:header-left>
        <text:p text:style-name="MP96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68" draw:name="Shape9" draw:style-name="Mgr1" draw:text-style-name="MP1" svg:x1="11.559cm" svg:y1="0.36cm" svg:x2="20.5cm" svg:y2="0.36cm"><text:p/></draw:line><draw:frame text:anchor-type="paragraph" draw:z-index="69" draw:name="Shape8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<draw:path text:anchor-type="paragraph" draw:z-index="70" draw:name="Shape7" draw:style-name="Mgr13" draw:text-style-name="MP102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7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5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6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4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4">CONSTRUCTIONS Géométriques : </text:span><text:span text:style-name="MT155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5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2">Constructions géométriques : </text:span><text:span text:style-name="MT153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2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3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1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9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olides : Vocabulaire, NatuRE</text:p></draw:text-box></draw:frame><draw:g text:anchor-type="paragraph" draw:z-index="60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header-left>
        <text:p text:style-name="MP73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57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58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5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6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<text:span text:style-name="MT170">patrons</text:span></text:p></draw:text-box></draw:frame><draw:g text:anchor-type="paragraph" draw:z-index="53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54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51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2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9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50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47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48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7"> : </text:span><text:span text:style-name="MT177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5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6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43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44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1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42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39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Symétrie axiale : constructions</text:p></draw:text-box></draw:frame><draw:g text:anchor-type="paragraph" draw:z-index="40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7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8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35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36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7"> : </text:span><text:span text:style-name="MT181">Axes de symétrie de figures</text:span></text:p>
      </style:header>
      <style:header-left>
        <text:p text:style-name="MP112"><text:span text:style-name="MT180">Symétrie axiale</text:span><text:span text:style-name="MT47"> : </text:span><text:span text:style-name="MT181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3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4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31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32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9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0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27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28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5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6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9" draw:name="Shape3_0" draw:style-name="Mgr14" draw:text-style-name="MP1" svg:x1="10.893cm" svg:y1="0.403cm" svg:x2="20.503cm" svg:y2="0.327cm"><text:p/></draw:line><draw:path text:anchor-type="char" draw:z-index="20" draw:name="Shape1_3" draw:style-name="Mgr15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3" draw:name="Shape1_9" draw:style-name="Mgr15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22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21" draw:name="Shape4_130" draw:style-name="Mgr2"><draw:path draw:style-name="Mgr16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4" draw:name="Shape4_264" draw:style-name="Mgr2"><draw:path draw:style-name="Mgr16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17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8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T9H27M50S</meta:editing-duration>
    <meta:editing-cycles>123</meta:editing-cycles>
    <meta:generator>LibreOffice/7.1.1.2$Windows_X86_64 LibreOffice_project/fe0b08f4af1bacafe4c7ecc87ce55bb426164676</meta:generator>
    <dc:date>2021-09-16T18:52:02.200000000</dc:date>
    <meta:printed-by>isabelle aix</meta:printed-by>
    <meta:print-date>2021-04-23T09:22:24.28</meta:print-date>
    <meta:document-statistic meta:table-count="0" meta:image-count="0" meta:object-count="0" meta:page-count="2" meta:paragraph-count="763" meta:word-count="2829" meta:character-count="18425" meta:non-whitespace-character-count="15969"/>
    <meta:template xlink:type="simple" xlink:actuate="onRequest" xlink:title="cahier_M" xlink:href="../../../../Bureau/cahier_M.ott" meta:date="2020-12-21T12:40:50.770000000"/>
  </office:meta>
</office:document-meta>
</file>